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2.2283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1.5291in"/>
    </style:style>
    <style:style style:name="co15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622in"/>
    </style:style>
    <style:style style:name="co17" style:family="table-column">
      <style:table-column-properties fo:break-before="auto" style:column-width="2.0425in"/>
    </style:style>
    <style:style style:name="co18" style:family="table-column">
      <style:table-column-properties fo:break-before="auto" style:column-width="0.6661in"/>
    </style:style>
    <style:style style:name="co19" style:family="table-column">
      <style:table-column-properties fo:break-before="auto" style:column-width="2.1083in"/>
    </style:style>
    <style:style style:name="co20" style:family="table-column">
      <style:table-column-properties fo:break-before="auto" style:column-width="1.4091in"/>
    </style:style>
    <style:style style:name="co21" style:family="table-column">
      <style:table-column-properties fo:break-before="auto" style:column-width="2.6437in"/>
    </style:style>
    <style:style style:name="co22" style:family="table-column">
      <style:table-column-properties fo:break-before="auto" style:column-width="1.4638in"/>
    </style:style>
    <style:style style:name="co23" style:family="table-column">
      <style:table-column-properties fo:break-before="auto" style:column-width="1.4417in"/>
    </style:style>
    <style:style style:name="co24" style:family="table-column">
      <style:table-column-properties fo:break-before="auto" style:column-width="0.7535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1.4965in"/>
    </style:style>
    <style:style style:name="co27" style:family="table-column">
      <style:table-column-properties fo:break-before="auto" style:column-width="2.1409in"/>
    </style:style>
    <style:style style:name="co28" style:family="table-column">
      <style:table-column-properties fo:break-before="auto" style:column-width="1.5508in"/>
    </style:style>
    <style:style style:name="co29" style:family="table-column">
      <style:table-column-properties fo:break-before="auto" style:column-width="2.1846in"/>
    </style:style>
    <style:style style:name="co30" style:family="table-column">
      <style:table-column-properties fo:break-before="auto" style:column-width="2.2173in"/>
    </style:style>
    <style:style style:name="ro5" style:family="table-row">
      <style:table-row-properties style:row-height="0.4661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953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4244in" fo:break-before="auto" style:use-optimal-row-height="fals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en" number:country="IN" number:automatic-order="true" number:format-source="language">
      <number:day/>
      <number:text>/</number:text>
      <number:month/>
      <number:text>/</number:text>
      <number:year/>
    </number:date-style>
    <style:style style:name="ce7" style:family="table-cell" style:parent-style-name="Default">
      <style:table-cell-properties fo:wrap-option="wrap" style:vertical-align="top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3" style:family="table-cell" style:parent-style-name="Default">
      <style:table-cell-properties style:vertical-align="top"/>
      <style:text-properties style:font-name="Arial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503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  <style:text-properties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wrap-option="wrap" style:vertical-align="top"/>
      <style:text-properties style:text-underline-style="none" fo:font-weight="normal" style:font-weight-asian="normal" style:font-weight-complex="normal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Requirement phase" table:style-name="ta1" table:print="false">
        <table:table-column table:style-name="co18" table:default-cell-style-name="ce3"/>
        <table:table-column table:style-name="co2" table:default-cell-style-name="ce6"/>
        <table:table-column table:style-name="co19" table:default-cell-style-name="ce7"/>
        <table:table-column table:style-name="co20" table:default-cell-style-name="ce21"/>
        <table:table-column table:style-name="co21" table:default-cell-style-name="ce7"/>
        <table:table-column table:style-name="co22" table:default-cell-style-name="ce6"/>
        <table:table-column table:style-name="co23" table:default-cell-style-name="ce6"/>
        <table:table-column table:style-name="co8" table:default-cell-style-name="ce3"/>
        <table:table-column table:style-name="co24" table:default-cell-style-name="ce10"/>
        <table:table-column table:style-name="co8" table:number-columns-repeated="1015" table:default-cell-style-name="Default"/>
        <table:table-row table:style-name="ro11">
          <table:table-cell table:style-name="ce1" office:value-type="string" table:number-columns-spanned="9" table:number-rows-spanned="1">
            <text:p>Test cases for SMS Pro Software (Development phase)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  <table:table-cell table:style-name="ce4" table:number-columns-repeated="1015"/>
        </table:table-row>
        <table:table-row table:style-name="ro12">
          <table:table-cell table:style-name="ce20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mployee Form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mploye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ermanent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Correspondence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emark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 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ave Button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enditure form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xpenditur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xpenditure dat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Expenditure typ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Amount paid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id to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Remark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Save Button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xpenditur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eceipt form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Receipt Form <text:s text:c="12"/>2.Open the Worksheet <text:s text:c="17"/>3.Tally the labels with worksheet specifications</text:p>
          </table:table-cell>
          <table:table-cell office:value-type="string">
            <text:p>Correct specifications</text:p>
          </table:table-cell>
          <table:table-cell table:style-name="ce7" office:value-type="string">
            <text:p>Incorrect Spelling of label – Receipt</text:p>
          </table:table-cell>
          <table:table-cell office:value-type="string">
            <text:p>Fail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eceipt no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ay dat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erson nam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mount paid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y typ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ay for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ave Button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Receip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28">
            <text:p>28</text:p>
          </table:table-cell>
          <table:table-cell table:style-name="ce7" office:value-type="string">
            <text:p>Registration form (Personal Detail tab)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Personal detail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29">
            <text:p>29</text:p>
          </table:table-cell>
          <table:table-cell table:style-name="ce7" office:value-type="string">
            <text:p>Person ID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0">
            <text:p>30</text:p>
          </table:table-cell>
          <table:table-cell office:value-type="string">
            <text:p>Person nam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1">
            <text:p>31</text:p>
          </table:table-cell>
          <table:table-cell office:value-type="string">
            <text:p>Birth dat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2">
            <text:p>32</text:p>
          </table:table-cell>
          <table:table-cell office:value-type="string">
            <text:p>Address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3">
            <text:p>33</text:p>
          </table:table-cell>
          <table:table-cell office:value-type="string">
            <text:p>City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4">
            <text:p>34</text:p>
          </table:table-cell>
          <table:table-cell office:value-type="string">
            <text:p>Zip cod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5">
            <text:p>35</text:p>
          </table:table-cell>
          <table:table-cell office:value-type="string">
            <text:p>Phon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6">
            <text:p>36</text:p>
          </table:table-cell>
          <table:table-cell office:value-type="string">
            <text:p>Email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7">
            <text:p>37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8">
            <text:p>38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39">
            <text:p>39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0">
            <text:p>40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1">
            <text:p>41</text:p>
          </table:table-cell>
          <table:table-cell office:value-type="string">
            <text:p>Employer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2">
            <text:p>42</text:p>
          </table:table-cell>
          <table:table-cell office:value-type="string">
            <text:p>Save Butt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Personal detail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3">
            <text:p>43</text:p>
          </table:table-cell>
          <table:table-cell table:style-name="ce7" office:value-type="string">
            <text:p>Registration form (Body Specification tab)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Body Specification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4">
            <text:p>44</text:p>
          </table:table-cell>
          <table:table-cell office:value-type="string">
            <text:p>Weigh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5">
            <text:p>45</text:p>
          </table:table-cell>
          <table:table-cell office:value-type="string">
            <text:p>Che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6">
            <text:p>46</text:p>
          </table:table-cell>
          <table:table-cell office:value-type="string">
            <text:p>Biceps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7">
            <text:p>47</text:p>
          </table:table-cell>
          <table:table-cell office:value-type="string">
            <text:p>Wai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8">
            <text:p>48</text:p>
          </table:table-cell>
          <table:table-cell office:value-type="string">
            <text:p>Save Button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Body Specification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49">
            <text:p>49</text:p>
          </table:table-cell>
          <table:table-cell table:style-name="ce7" office:value-type="string">
            <text:p>Registration form (Other Details tab)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Other details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0">
            <text:p>50</text:p>
          </table:table-cell>
          <table:table-cell office:value-type="string">
            <text:p>Emergency Nam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1">
            <text:p>51</text:p>
          </table:table-cell>
          <table:table-cell office:value-type="string">
            <text:p>Relationship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2">
            <text:p>52</text:p>
          </table:table-cell>
          <table:table-cell office:value-type="string">
            <text:p>Emergency addres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3">
            <text:p>53</text:p>
          </table:table-cell>
          <table:table-cell office:value-type="string">
            <text:p>Emergency phon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4">
            <text:p>54</text:p>
          </table:table-cell>
          <table:table-cell office:value-type="string">
            <text:p>Statu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5">
            <text:p>55</text:p>
          </table:table-cell>
          <table:table-cell office:value-type="string">
            <text:p>Person finger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6">
            <text:p>56</text:p>
          </table:table-cell>
          <table:table-cell office:value-type="string">
            <text:p>Person photo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13">
          <table:table-cell office:value-type="float" office:value="57">
            <text:p>57</text:p>
          </table:table-cell>
          <table:table-cell office:value-type="string">
            <text:p>Save Button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Waiting form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aiting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quiry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erson nam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Amount paid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Joining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Mobile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Addres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Waiting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Statu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Save Button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aiting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Workout form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orkout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Work ID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erson na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Duration from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Duration to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Batch ti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Save Button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orkou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</table:table>
      <table:table table:name="Database" table:style-name="ta1" table:print="false">
        <table:table-column table:style-name="co10" table:default-cell-style-name="ce3"/>
        <table:table-column table:style-name="co11" table:default-cell-style-name="ce6"/>
        <table:table-column table:style-name="co12" table:default-cell-style-name="ce7"/>
        <table:table-column table:style-name="co13" table:default-cell-style-name="ce6"/>
        <table:table-column table:style-name="co14" table:default-cell-style-name="ce7"/>
        <table:table-column table:style-name="co2" table:default-cell-style-name="ce6"/>
        <table:table-column table:style-name="co15" table:default-cell-style-name="ce6"/>
        <table:table-column table:style-name="co8" table:default-cell-style-name="ce3"/>
        <table:table-column table:style-name="co8" table:default-cell-style-name="ce10"/>
        <table:table-row table:style-name="ro5">
          <table:table-cell table:style-name="ce1" office:value-type="string" table:number-columns-spanned="9" table:number-rows-spanned="1">
            <text:p>Test cases for SMS Pro Software (database)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</table:table-row>
        <table:table-row table:style-name="ro6">
          <table:table-cell table:style-name="ce11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mployee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employee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employeeid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personname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mobile_no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reference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ermanent Addres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p_address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Correspondence addres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t_address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emark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remark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mployee 2.Observe alter_mobile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employee 2.Observe employeephoto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employee 2.Observe employeefinger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Expenditure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expenditure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enditure dat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xpenditure 2.Observe exp_date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xpenditure typ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xpenditure 2.Observe exp_typ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mount pa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xpenditure 2.Observe amountpaid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id t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xpenditure 2.Observe paidto <text:s text:c="5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emark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expenditure 2.Observe remark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Receipt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receipt <text:s/>3.Open the worksheet 4.Tally the specifications </text:p>
          </table:table-cell>
          <table:table-cell office:value-type="string">
            <text:p>Correct specifications</text:p>
          </table:table-cell>
          <table:table-cell table:style-name="ce7" office:value-type="string">
            <text:p>Incorrect Spelling in form name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Receipt n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recieptno <text:s text:c="4"/>3.Open the worksheet 4.Tally the specifications </text:p>
          </table:table-cell>
          <table:table-cell office:value-type="string">
            <text:p>Correct specifications</text:p>
          </table:table-cell>
          <table:table-cell table:style-name="ce7" office:value-type="string">
            <text:p>Incorrect Spelling in fiel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ay dat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paydate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erson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personna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mount pa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amountpaid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y typ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pay_typ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y for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ceipt 2.Observe pay_for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7" office:value-type="string">
            <text:p>Registration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registration <text:s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7" office:value-type="string">
            <text:p>Person 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personid <text:s text:c="4"/>3.Open the worksheet 4.Tally the specifications </text:p>
          </table:table-cell>
          <table:table-cell office:value-type="string">
            <text:p>Correct specifications</text:p>
          </table:table-cell>
          <table:table-cell table:style-name="ce7" office:value-type="string">
            <text:p>Auto generation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erson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personna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Birth dat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birthdate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ddres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address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ity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city <text:s text:c="9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Zip cod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zipcod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hon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phone <text:s text:c="6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Email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mail <text:s text:c="6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Occupation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occupation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Employer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mployer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eight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weight <text:s text:c="5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hest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chest <text:s text:c="8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Bicep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biceps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Waist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waist <text:s text:c="6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Emergency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_na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Relationship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_relationship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Emergency addres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_address <text:s text:c="3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Emergency phon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e_phone <text:s text:c="3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Status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registration 2.Observe status <text:s text:c="3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erson finger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registration 2.Observe personfinger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erson phot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registration 2.Observe personphoto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Waiting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waiting <text:s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Inquiry dat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inquirydate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Person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personna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Amount pa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amountpaid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Joining dat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joiningdate <text:s text:c="3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Mobile n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mobile_no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Address 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aiting 2.Observe address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Waiting n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waiting 2.Observe waitingno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tatus 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waiting 2.Observe status <text:s text:c="5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Workout form</text:p>
          </table:table-cell>
          <table:table-cell office:value-type="string">
            <text:p>Localhost/phpmyadmin page should be open. <text:s text:c="11"/>Worksheet should be open.</text:p>
          </table:table-cell>
          <table:table-cell office:value-type="string">
            <text:p>Table name</text:p>
          </table:table-cell>
          <table:table-cell table:style-name="ce12" office:value-type="string">
            <text:p>1.Open Gymprodb <text:s text:c="3"/>2.Click on tbworkout 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Work ID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orkout 2.Observe workid <text:s text:c="5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Person na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orkout 2.Observe personna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Duration from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orkout 2.Observe durationfrom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Duration to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Click on tbworkout 2.Observe durationto <text:s text:c="4"/>3.Open the worksheet 4.Tally the specifications </text:p>
          </table:table-cell>
          <table:table-cell office:value-type="string">
            <text:p>Correct specifications</text:p>
          </table:table-cell>
          <table:table-cell office:value-type="string">
            <text:p>Data size not specifie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Batch time</text:p>
          </table:table-cell>
          <table:table-cell office:value-type="string">
            <text:p>Gymprodb page should be open. Worksheet should be open.</text:p>
          </table:table-cell>
          <table:table-cell office:value-type="string">
            <text:p>Field, Data type</text:p>
          </table:table-cell>
          <table:table-cell office:value-type="string">
            <text:p>1.Click on tbworkout 2.Observe batchtime <text:s text:c="4"/>3.Open the worksheet 4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</table:table>
      <table:table table:name="Defect report for database" table:style-name="ta1" table:print="false">
        <table:table-column table:style-name="co16" table:default-cell-style-name="ce3"/>
        <table:table-column table:style-name="co17" table:default-cell-style-name="ce6"/>
        <table:table-column table:style-name="co13" table:default-cell-style-name="ce6"/>
        <table:table-column table:style-name="co8" table:number-columns-repeated="2" table:default-cell-style-name="ce17"/>
        <table:table-row table:style-name="ro8">
          <table:table-cell table:style-name="ce1" office:value-type="string" table:number-columns-spanned="5" table:number-rows-spanned="1">
            <text:p>Defect report for database</text:p>
          </table:table-cell>
          <table:covered-table-cell table:number-columns-repeated="4" table:style-name="Default"/>
        </table:table-row>
        <table:table-row table:style-name="ro9">
          <table:table-cell table:style-name="ce5" office:value-type="string">
            <text:p>Defect ID</text:p>
          </table:table-cell>
          <table:table-cell table:style-name="ce5" office:value-type="string">
            <text:p>Defect name</text:p>
          </table:table-cell>
          <table:table-cell table:style-name="ce1" office:value-type="string">
            <text:p>Defect</text:p>
          </table:table-cell>
          <table:table-cell table:style-name="ce14" office:value-type="string">
            <text:p>Reported on</text:p>
          </table:table-cell>
          <table:table-cell table:style-name="ce5" office:value-type="string">
            <text:p>Status Pending / Repaired</text:p>
          </table:table-cell>
        </table:table-row>
        <table:table-row table:style-name="ro10">
          <table:table-cell office:value-type="float" office:value="13">
            <text:p>13</text:p>
          </table:table-cell>
          <table:table-cell office:value-type="string">
            <text:p>Expenditure date</text:p>
          </table:table-cell>
          <table:table-cell office:value-type="string">
            <text:p>Data size</text:p>
          </table:table-cell>
          <table:table-cell table:style-name="ce15"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18">
            <text:p>18</text:p>
          </table:table-cell>
          <table:table-cell office:value-type="string">
            <text:p>Receipt form</text:p>
          </table:table-cell>
          <table:table-cell office:value-type="string">
            <text:p>Table name</text:p>
          </table:table-cell>
          <table:table-cell table:style-name="ce15" office:value-type="string">
            <text:p>14/08/2014</text:p>
          </table:table-cell>
          <table:table-cell office:value-type="string">
            <text:p>Repaired</text:p>
          </table:table-cell>
        </table:table-row>
        <table:table-row table:style-name="ro10">
          <table:table-cell office:value-type="float" office:value="19">
            <text:p>19</text:p>
          </table:table-cell>
          <table:table-cell office:value-type="string">
            <text:p>Receipt no</text:p>
          </table:table-cell>
          <table:table-cell office:value-type="string">
            <text:p>Field</text:p>
          </table:table-cell>
          <table:table-cell table:style-name="ce16" office:value-type="string">
            <text:p>14/08/2014</text:p>
          </table:table-cell>
          <table:table-cell office:value-type="string">
            <text:p>Repaired</text:p>
          </table:table-cell>
        </table:table-row>
        <table:table-row table:style-name="ro10">
          <table:table-cell office:value-type="float" office:value="20">
            <text:p>20</text:p>
          </table:table-cell>
          <table:table-cell office:value-type="string">
            <text:p>Pay date</text:p>
          </table:table-cell>
          <table:table-cell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Birth date</text:p>
          </table:table-cell>
          <table:table-cell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48">
            <text:p>48</text:p>
          </table:table-cell>
          <table:table-cell office:value-type="string">
            <text:p>Inquiry date</text:p>
          </table:table-cell>
          <table:table-cell table:style-name="ce13"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51">
            <text:p>51</text:p>
          </table:table-cell>
          <table:table-cell office:value-type="string">
            <text:p>Joining date</text:p>
          </table:table-cell>
          <table:table-cell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59">
            <text:p>59</text:p>
          </table:table-cell>
          <table:table-cell office:value-type="string">
            <text:p>Duration from</text:p>
          </table:table-cell>
          <table:table-cell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  <table:table-row table:style-name="ro10">
          <table:table-cell office:value-type="float" office:value="60">
            <text:p>60</text:p>
          </table:table-cell>
          <table:table-cell office:value-type="string">
            <text:p>Duration to</text:p>
          </table:table-cell>
          <table:table-cell office:value-type="string">
            <text:p>Data size</text:p>
          </table:table-cell>
          <table:table-cell office:value-type="string">
            <text:p>14/08/2014</text:p>
          </table:table-cell>
          <table:table-cell office:value-type="string">
            <text:p>Pending</text:p>
          </table:table-cell>
        </table:table-row>
      </table:table>
      <table:table table:name="Sheet4" table:style-name="ta1" table:print="false">
        <table:table-column table:style-name="co25" table:default-cell-style-name="ce3"/>
        <table:table-column table:style-name="co26" table:default-cell-style-name="ce6"/>
        <table:table-column table:style-name="co27" table:default-cell-style-name="ce7"/>
        <table:table-column table:style-name="co28" table:default-cell-style-name="ce6"/>
        <table:table-column table:style-name="co29" table:default-cell-style-name="ce7"/>
        <table:table-column table:style-name="co19" table:default-cell-style-name="ce7"/>
        <table:table-column table:style-name="co30" table:default-cell-style-name="ce6"/>
        <table:table-column table:style-name="co8" table:number-columns-repeated="2" table:default-cell-style-name="ce3"/>
        <table:table-row table:style-name="ro10">
          <table:table-cell table:style-name="ce1" office:value-type="string" table:number-columns-spanned="9" table:number-rows-spanned="1">
            <text:p>Test cases for SMS Pro Software (Development phase)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</table:table-row>
        <table:table-row table:style-name="ro12">
          <table:table-cell table:style-name="ce20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</table:table-row>
        <table:table-row table:style-name="ro12">
          <table:table-cell office:value-type="float" office:value="1">
            <text:p>1</text:p>
          </table:table-cell>
          <table:table-cell table:style-name="ce7" office:value-type="string">
            <text:p>Registration form (Personal Detail tab)</text:p>
          </table:table-cell>
          <table:table-cell office:value-type="string">
            <text:p>Registration form should be open. </text:p>
          </table:table-cell>
          <table:table-cell office:value-type="string">
            <text:p>Name,fields &amp; buttons</text:p>
          </table:table-cell>
          <table:table-cell office:value-type="string">
            <text:p>1.Open the Registration Form <text:s text:c="2"/>2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">
            <text:p>2</text:p>
          </table:table-cell>
          <table:table-cell table:style-name="ce7" office:value-type="string">
            <text:p>Person ID</text:p>
          </table:table-cell>
          <table:table-cell office:value-type="string">
            <text:p>Registration form should be open.</text:p>
          </table:table-cell>
          <table:table-cell office:value-type="string">
            <text:p>Number</text:p>
          </table:table-cell>
          <table:table-cell office:value-type="string">
            <text:p>1.Open the Registration Form <text:s text:c="2"/>2.Observe Employee ID field</text:p>
          </table:table-cell>
          <table:table-cell table:style-name="ce6" office:value-type="string">
            <text:p>Auto generated</text:p>
          </table:table-cell>
          <table:table-cell office:value-type="string">
            <text:p>Yes, Auto generated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Registration form should be open. </text:p>
          </table:table-cell>
          <table:table-cell office:value-type="string">
            <text:p>Characters</text:p>
          </table:table-cell>
          <table:table-cell office:value-type="string">
            <text:p>1.Open the Registration Form <text:s text:c="2"/>2.Enter charact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Birth date</text:p>
          </table:table-cell>
          <table:table-cell office:value-type="string">
            <text:p>Registration form should be open.</text:p>
          </table:table-cell>
          <table:table-cell office:value-type="string">
            <text:p>Date options</text:p>
          </table:table-cell>
          <table:table-cell office:value-type="string">
            <text:p>1.Open the Registration Form <text:s text:c="2"/>2.Click on the field</text:p>
          </table:table-cell>
          <table:table-cell table:style-name="ce6" office:value-type="string">
            <text:p>Date options</text:p>
          </table:table-cell>
          <table:table-cell office:value-type="string">
            <text:p>Yes, Date options are availabl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Address</text:p>
          </table:table-cell>
          <table:table-cell office:value-type="string">
            <text:p>Registration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6">
            <text:p>6</text:p>
          </table:table-cell>
          <table:table-cell office:value-type="string">
            <text:p>City</text:p>
          </table:table-cell>
          <table:table-cell office:value-type="string">
            <text:p>Registration form should be open.</text:p>
          </table:table-cell>
          <table:table-cell office:value-type="string">
            <text:p>Characters</text:p>
          </table:table-cell>
          <table:table-cell office:value-type="string">
            <text:p>1.Open the Registration Form <text:s text:c="2"/>2.Enter characters in the field</text:p>
          </table:table-cell>
          <table:table-cell office:value-type="string">
            <text:p>Field should accept capital character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7">
            <text:p>7</text:p>
          </table:table-cell>
          <table:table-cell office:value-type="string">
            <text:p>Zip code</text:p>
          </table:table-cell>
          <table:table-cell office:value-type="string">
            <text:p>Registration form should be open. </text:p>
          </table:table-cell>
          <table:table-cell office:value-type="string">
            <text:p>Integers</text:p>
          </table:table-cell>
          <table:table-cell office:value-type="string">
            <text:p>1.Open the Registration Form <text:s text:c="2"/>2.Enter integers in the field</text:p>
          </table:table-cell>
          <table:table-cell office:value-type="string">
            <text:p>Field should accept integers only</text:p>
          </table:table-cell>
          <table:table-cell table:style-name="ce7" office:value-type="string">
            <text:p>Yes, Field accepts integers only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8">
            <text:p>8</text:p>
          </table:table-cell>
          <table:table-cell office:value-type="string">
            <text:p>Phone</text:p>
          </table:table-cell>
          <table:table-cell office:value-type="string">
            <text:p>Registration form should be open.</text:p>
          </table:table-cell>
          <table:table-cell office:value-type="string">
            <text:p>Integers</text:p>
          </table:table-cell>
          <table:table-cell office:value-type="string">
            <text:p>1.Open the Registration Form <text:s text:c="2"/>2.Enter integers in the field</text:p>
          </table:table-cell>
          <table:table-cell office:value-type="string">
            <text:p>Field should accept only 10 integers. <text:s/></text:p>
          </table:table-cell>
          <table:table-cell office:value-type="string">
            <text:p>It accepts more than 10 integer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Email</text:p>
          </table:table-cell>
          <table:table-cell office:value-type="string">
            <text:p>Registration form should be open. </text:p>
          </table:table-cell>
          <table:table-cell office:value-type="string">
            <text:p>Invalid E mail ID</text:p>
          </table:table-cell>
          <table:table-cell office:value-type="string">
            <text:p>1.Open the Registration Form <text:s text:c="2"/>2.Enter invalid E mail ID in the field</text:p>
          </table:table-cell>
          <table:table-cell office:value-type="string">
            <text:p>Error message should be displayed </text:p>
          </table:table-cell>
          <table:table-cell table:style-name="ce7" office:value-type="string">
            <text:p>Yes,error message is displayed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10">
            <text:p>10</text:p>
          </table:table-cell>
          <table:table-cell office:value-type="string">
            <text:p>Occupation</text:p>
          </table:table-cell>
          <table:table-cell office:value-type="string">
            <text:p>Registration form should be open.</text:p>
          </table:table-cell>
          <table:table-cell office:value-type="string">
            <text:p>Dropdown menu</text:p>
          </table:table-cell>
          <table:table-cell office:value-type="string">
            <text:p>1.Open the Registration Form <text:s text:c="2"/>2.Click on the field</text:p>
          </table:table-cell>
          <table:table-cell table:style-name="ce6" office:value-type="string">
            <text:p>Correct options </text:p>
          </table:table-cell>
          <table:table-cell office:value-type="string">
            <text:p>Correct options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Employer</text:p>
          </table:table-cell>
          <table:table-cell office:value-type="string">
            <text:p>Registration form should be open.</text:p>
          </table:table-cell>
          <table:table-cell office:value-type="string">
            <text:p>Characters</text:p>
          </table:table-cell>
          <table:table-cell office:value-type="string">
            <text:p>1.Open the Registration Form <text:s text:c="2"/>2.Enter charact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12">
            <text:p>12</text:p>
          </table:table-cell>
          <table:table-cell office:value-type="string">
            <text:p>Save Button</text:p>
          </table:table-cell>
          <table:table-cell office:value-type="string">
            <text:p>Registration form should be open. </text:p>
          </table:table-cell>
          <table:table-cell office:value-type="string">
            <text:p>Button position</text:p>
          </table:table-cell>
          <table:table-cell office:value-type="string">
            <text:p>1.Open the Registration Form <text:s text:c="2"/>2.Look for Continue option</text:p>
          </table:table-cell>
          <table:table-cell office:value-type="string">
            <text:p>Continue option should be available</text:p>
          </table:table-cell>
          <table:table-cell office:value-type="string">
            <text:p>Save button is presen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3">
            <text:p>13</text:p>
          </table:table-cell>
          <table:table-cell table:style-name="ce7" office:value-type="string">
            <text:p>Registration form (Body Specification tab)</text:p>
          </table:table-cell>
          <table:table-cell office:value-type="string">
            <text:p>Registration form should be open.</text:p>
          </table:table-cell>
          <table:table-cell office:value-type="string">
            <text:p>Name,fields &amp; buttons</text:p>
          </table:table-cell>
          <table:table-cell office:value-type="string">
            <text:p>1.Open the Registration Form <text:s text:c="2"/>2.Click on body specifications tab 3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Weight</text:p>
          </table:table-cell>
          <table:table-cell office:value-type="string">
            <text:p>Registration form should be open. </text:p>
          </table:table-cell>
          <table:table-cell office:value-type="string">
            <text:p>Dropdown menu</text:p>
          </table:table-cell>
          <table:table-cell office:value-type="string">
            <text:p>1.Open the Registration Form <text:s text:c="2"/>2.Click on the field</text:p>
          </table:table-cell>
          <table:table-cell table:style-name="ce6" office:value-type="string">
            <text:p>Correct options </text:p>
          </table:table-cell>
          <table:table-cell office:value-type="string">
            <text:p>Correct options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Chest</text:p>
          </table:table-cell>
          <table:table-cell office:value-type="string">
            <text:p>Registration form should be open.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integers only</text:p>
          </table:table-cell>
          <table:table-cell office:value-type="string">
            <text:p>It accepts characters also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Biceps</text:p>
          </table:table-cell>
          <table:table-cell office:value-type="string">
            <text:p>Registration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integers only</text:p>
          </table:table-cell>
          <table:table-cell office:value-type="string">
            <text:p>It accepts characters also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Waist</text:p>
          </table:table-cell>
          <table:table-cell office:value-type="string">
            <text:p>Registration form should be open.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integers only</text:p>
          </table:table-cell>
          <table:table-cell office:value-type="string">
            <text:p>It accepts characters also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18">
            <text:p>18</text:p>
          </table:table-cell>
          <table:table-cell office:value-type="string">
            <text:p>Save Button</text:p>
          </table:table-cell>
          <table:table-cell office:value-type="string">
            <text:p>Registration form should be open. </text:p>
          </table:table-cell>
          <table:table-cell office:value-type="string">
            <text:p>Button position</text:p>
          </table:table-cell>
          <table:table-cell office:value-type="string">
            <text:p>1.Open the Registration Form <text:s text:c="2"/>2.Look for Continue option</text:p>
          </table:table-cell>
          <table:table-cell office:value-type="string">
            <text:p>Continue option should be available</text:p>
          </table:table-cell>
          <table:table-cell office:value-type="string">
            <text:p>Save button is presen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19">
            <text:p>19</text:p>
          </table:table-cell>
          <table:table-cell table:style-name="ce7" office:value-type="string">
            <text:p>Registration form (Other Details tab)</text:p>
          </table:table-cell>
          <table:table-cell office:value-type="string">
            <text:p>Registration form should be open.</text:p>
          </table:table-cell>
          <table:table-cell office:value-type="string">
            <text:p>Name,fields &amp; buttons</text:p>
          </table:table-cell>
          <table:table-cell office:value-type="string">
            <text:p>1.Open the Registration Form <text:s text:c="2"/>2.Click on body specifications tab 3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Emergency Name</text:p>
          </table:table-cell>
          <table:table-cell office:value-type="string">
            <text:p>Registration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1">
            <text:p>21</text:p>
          </table:table-cell>
          <table:table-cell office:value-type="string">
            <text:p>Relationship</text:p>
          </table:table-cell>
          <table:table-cell office:value-type="string">
            <text:p>Registration form should be open.</text:p>
          </table:table-cell>
          <table:table-cell office:value-type="string">
            <text:p>Dropdown menu</text:p>
          </table:table-cell>
          <table:table-cell office:value-type="string">
            <text:p>1.Open the Registration Form <text:s text:c="2"/>2.Click on the field</text:p>
          </table:table-cell>
          <table:table-cell table:style-name="ce6" office:value-type="string">
            <text:p>Correct options </text:p>
          </table:table-cell>
          <table:table-cell office:value-type="string">
            <text:p>Correct options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Emergency address</text:p>
          </table:table-cell>
          <table:table-cell office:value-type="string">
            <text:p>Registration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Registration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3">
            <text:p>23</text:p>
          </table:table-cell>
          <table:table-cell office:value-type="string">
            <text:p>Emergency phone</text:p>
          </table:table-cell>
          <table:table-cell office:value-type="string">
            <text:p>Registration form should be open.</text:p>
          </table:table-cell>
          <table:table-cell office:value-type="string">
            <text:p>Integers</text:p>
          </table:table-cell>
          <table:table-cell office:value-type="string">
            <text:p>1.Open the Registration Form <text:s text:c="2"/>2.Enter integers in the field</text:p>
          </table:table-cell>
          <table:table-cell office:value-type="string">
            <text:p>Field should accept only 10 integers. <text:s/></text:p>
          </table:table-cell>
          <table:table-cell office:value-type="string">
            <text:p>It accepts more than 10 integer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Registration form should be open. </text:p>
          </table:table-cell>
          <table:table-cell office:value-type="string">
            <text:p>Dropdown menu</text:p>
          </table:table-cell>
          <table:table-cell office:value-type="string">
            <text:p>1.Open the Registration Form <text:s text:c="2"/>2.Click on the field</text:p>
          </table:table-cell>
          <table:table-cell table:style-name="ce6" office:value-type="string">
            <text:p>Correct options </text:p>
          </table:table-cell>
          <table:table-cell office:value-type="string">
            <text:p>Correct options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5">
            <text:p>25</text:p>
          </table:table-cell>
          <table:table-cell office:value-type="string">
            <text:p>Person finger</text:p>
          </table:table-cell>
          <table:table-cell office:value-type="string">
            <text:p>Registration form should be open.</text:p>
          </table:table-cell>
          <table:table-cell office:value-type="string">
            <text:p>Browse Button</text:p>
          </table:table-cell>
          <table:table-cell office:value-type="string">
            <text:p>1.Open the Registration Form <text:s text:c="2"/>2.Click on Browse</text:p>
          </table:table-cell>
          <table:table-cell table:style-name="ce22" office:value-type="string">
            <text:p>Button should be active</text:p>
          </table:table-cell>
          <table:table-cell table:style-name="ce22" office:value-type="string">
            <text:p>Yes, Button is activ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6">
            <text:p>26</text:p>
          </table:table-cell>
          <table:table-cell office:value-type="string">
            <text:p>Person photo</text:p>
          </table:table-cell>
          <table:table-cell office:value-type="string">
            <text:p>Registration form should be open. </text:p>
          </table:table-cell>
          <table:table-cell office:value-type="string">
            <text:p>Browse Button</text:p>
          </table:table-cell>
          <table:table-cell office:value-type="string">
            <text:p>1.Open the Registration Form <text:s text:c="2"/>2.Click on Browse</text:p>
          </table:table-cell>
          <table:table-cell table:style-name="ce22" office:value-type="string">
            <text:p>Button should be active</text:p>
          </table:table-cell>
          <table:table-cell table:style-name="ce22" office:value-type="string">
            <text:p>Yes, Button is activ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7">
            <text:p>27</text:p>
          </table:table-cell>
          <table:table-cell office:value-type="string">
            <text:p>Save Button</text:p>
          </table:table-cell>
          <table:table-cell office:value-type="string">
            <text:p>Registration form should be open.</text:p>
          </table:table-cell>
          <table:table-cell office:value-type="string">
            <text:p>Save Button</text:p>
          </table:table-cell>
          <table:table-cell office:value-type="string">
            <text:p>1.Open the Registration Form <text:s text:c="2"/>2.Click on Save</text:p>
          </table:table-cell>
          <table:table-cell table:style-name="ce23" office:value-type="string">
            <text:p>Error messages should be displayed for empty fields</text:p>
          </table:table-cell>
          <table:table-cell table:style-name="ce23" office:value-type="string">
            <text:p>Wrong error messages are displayed for empty field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8">
            <text:p>28</text:p>
          </table:table-cell>
          <table:table-cell office:value-type="string">
            <text:p>Employee Form</text:p>
          </table:table-cell>
          <table:table-cell office:value-type="string">
            <text:p>Employee form should be open. </text:p>
          </table:table-cell>
          <table:table-cell office:value-type="string">
            <text:p>Name,fields &amp; buttons</text:p>
          </table:table-cell>
          <table:table-cell office:value-type="string">
            <text:p>1.Open the Employee Form <text:s text:c="2"/>2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29">
            <text:p>29</text:p>
          </table:table-cell>
          <table:table-cell office:value-type="string">
            <text:p>Employee ID</text:p>
          </table:table-cell>
          <table:table-cell office:value-type="string">
            <text:p>Employee form should be open. </text:p>
          </table:table-cell>
          <table:table-cell office:value-type="string">
            <text:p>Number</text:p>
          </table:table-cell>
          <table:table-cell office:value-type="string">
            <text:p>1.Open the Employee Form <text:s text:c="2"/>2.Observe Employee ID field</text:p>
          </table:table-cell>
          <table:table-cell table:style-name="ce6" office:value-type="string">
            <text:p>Auto generated</text:p>
          </table:table-cell>
          <table:table-cell office:value-type="string">
            <text:p>Yes, Auto generated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Employee name</text:p>
          </table:table-cell>
          <table:table-cell office:value-type="string">
            <text:p>Employee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Employee Form <text:s text:c="2"/>2.Enter characters,integ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31">
            <text:p>31</text:p>
          </table:table-cell>
          <table:table-cell office:value-type="string">
            <text:p>Mobile no</text:p>
          </table:table-cell>
          <table:table-cell office:value-type="string">
            <text:p>Employee form should be open. </text:p>
          </table:table-cell>
          <table:table-cell office:value-type="string">
            <text:p>Integers</text:p>
          </table:table-cell>
          <table:table-cell office:value-type="string">
            <text:p>1.Open the Employee Form <text:s text:c="2"/>2.Enter integers in the field</text:p>
          </table:table-cell>
          <table:table-cell office:value-type="string">
            <text:p>Field should accept only 10 integers. <text:s/></text:p>
          </table:table-cell>
          <table:table-cell office:value-type="string">
            <text:p>It accepts more than 10 integer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Reference</text:p>
          </table:table-cell>
          <table:table-cell office:value-type="string">
            <text:p>Employee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Employee Form <text:s text:c="2"/>2.Enter characters,integers in the field</text:p>
          </table:table-cell>
          <table:table-cell office:value-type="string">
            <text:p>Field should accept characters in capital. 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Permanent Address</text:p>
          </table:table-cell>
          <table:table-cell office:value-type="string">
            <text:p>Employee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Employee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4">
            <text:p>34</text:p>
          </table:table-cell>
          <table:table-cell table:style-name="ce7" office:value-type="string">
            <text:p>Correspondence address</text:p>
          </table:table-cell>
          <table:table-cell office:value-type="string">
            <text:p>Employee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Employee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Remark</text:p>
          </table:table-cell>
          <table:table-cell office:value-type="string">
            <text:p>Employee form should be open. </text:p>
          </table:table-cell>
          <table:table-cell office:value-type="string">
            <text:p>Characters</text:p>
          </table:table-cell>
          <table:table-cell office:value-type="string">
            <text:p>1.Open the Employee Form <text:s text:c="2"/>2.Enter characters,integ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36">
            <text:p>36</text:p>
          </table:table-cell>
          <table:table-cell office:value-type="string">
            <text:p>Alternate mobile no.</text:p>
          </table:table-cell>
          <table:table-cell office:value-type="string">
            <text:p>Employee form should be open. </text:p>
          </table:table-cell>
          <table:table-cell office:value-type="string">
            <text:p>Integers</text:p>
          </table:table-cell>
          <table:table-cell office:value-type="string">
            <text:p>1.Open the Employee Form <text:s text:c="2"/>2.Enter integers in the field</text:p>
          </table:table-cell>
          <table:table-cell office:value-type="string">
            <text:p>Field should accept only 10 integers. <text:s/></text:p>
          </table:table-cell>
          <table:table-cell office:value-type="string">
            <text:p>It accepts more than 10 integer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37">
            <text:p>37</text:p>
          </table:table-cell>
          <table:table-cell office:value-type="string">
            <text:p>Employee photo</text:p>
          </table:table-cell>
          <table:table-cell office:value-type="string">
            <text:p>Employee form should be open. </text:p>
          </table:table-cell>
          <table:table-cell office:value-type="string">
            <text:p>Browse Button</text:p>
          </table:table-cell>
          <table:table-cell office:value-type="string">
            <text:p>1.Open the Employee Form <text:s text:c="2"/>2.Click on Browse</text:p>
          </table:table-cell>
          <table:table-cell table:style-name="ce22" office:value-type="string">
            <text:p>Button should be active</text:p>
          </table:table-cell>
          <table:table-cell table:style-name="ce22" office:value-type="string">
            <text:p>Yes, Button is activ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38">
            <text:p>38</text:p>
          </table:table-cell>
          <table:table-cell office:value-type="string">
            <text:p>Employee finger</text:p>
          </table:table-cell>
          <table:table-cell office:value-type="string">
            <text:p>Employee form should be open. </text:p>
          </table:table-cell>
          <table:table-cell office:value-type="string">
            <text:p>Browse Button</text:p>
          </table:table-cell>
          <table:table-cell office:value-type="string">
            <text:p>1.Open the Employee Form <text:s text:c="2"/>2.Click on Browse</text:p>
          </table:table-cell>
          <table:table-cell table:style-name="ce22" office:value-type="string">
            <text:p>Button should be active</text:p>
          </table:table-cell>
          <table:table-cell table:style-name="ce22" office:value-type="string">
            <text:p>Yes, Button is activ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39">
            <text:p>39</text:p>
          </table:table-cell>
          <table:table-cell office:value-type="string">
            <text:p>Save Button</text:p>
          </table:table-cell>
          <table:table-cell office:value-type="string">
            <text:p>Employee form should be open. </text:p>
          </table:table-cell>
          <table:table-cell office:value-type="string">
            <text:p>Save Button</text:p>
          </table:table-cell>
          <table:table-cell office:value-type="string">
            <text:p>1.Open the Employee Form <text:s text:c="2"/>2.Click on Save</text:p>
          </table:table-cell>
          <table:table-cell table:style-name="ce23" office:value-type="string">
            <text:p>Error messages should be displayed for empty fields</text:p>
          </table:table-cell>
          <table:table-cell table:style-name="ce23" office:value-type="string">
            <text:p>Wrong error messages are displayed for empty field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0">
            <text:p>40</text:p>
          </table:table-cell>
          <table:table-cell office:value-type="string">
            <text:p>Workout form</text:p>
          </table:table-cell>
          <table:table-cell office:value-type="string">
            <text:p>Workout form should be open. </text:p>
          </table:table-cell>
          <table:table-cell office:value-type="string">
            <text:p>Name,fields &amp; buttons</text:p>
          </table:table-cell>
          <table:table-cell office:value-type="string">
            <text:p>1.Open the Workout Form <text:s text:c="2"/>2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1">
            <text:p>41</text:p>
          </table:table-cell>
          <table:table-cell office:value-type="string">
            <text:p>Work ID</text:p>
          </table:table-cell>
          <table:table-cell office:value-type="string">
            <text:p>Workout form should be open. </text:p>
          </table:table-cell>
          <table:table-cell office:value-type="string">
            <text:p>Number</text:p>
          </table:table-cell>
          <table:table-cell office:value-type="string">
            <text:p>1.Open the Workout Form <text:s text:c="2"/>2.Observe Work ID field</text:p>
          </table:table-cell>
          <table:table-cell table:style-name="ce6" office:value-type="string">
            <text:p>Auto generated</text:p>
          </table:table-cell>
          <table:table-cell office:value-type="string">
            <text:p>Yes, Auto generated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42">
            <text:p>42</text:p>
          </table:table-cell>
          <table:table-cell office:value-type="string">
            <text:p>Person name</text:p>
          </table:table-cell>
          <table:table-cell office:value-type="string">
            <text:p>Workout form should be open. </text:p>
          </table:table-cell>
          <table:table-cell office:value-type="string">
            <text:p>Characters</text:p>
          </table:table-cell>
          <table:table-cell office:value-type="string">
            <text:p>1.Open the Workout Form <text:s text:c="2"/>2.Enter charact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3">
            <text:p>43</text:p>
          </table:table-cell>
          <table:table-cell office:value-type="string">
            <text:p>Duration from</text:p>
          </table:table-cell>
          <table:table-cell office:value-type="string">
            <text:p>Workout form should be open. </text:p>
          </table:table-cell>
          <table:table-cell office:value-type="string">
            <text:p>Date options</text:p>
          </table:table-cell>
          <table:table-cell office:value-type="string">
            <text:p>1.Open the Workout Form <text:s text:c="2"/>2.Click on the field</text:p>
          </table:table-cell>
          <table:table-cell table:style-name="ce6" office:value-type="string">
            <text:p>Date options</text:p>
          </table:table-cell>
          <table:table-cell office:value-type="string">
            <text:p>Yes, Date options are availabl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4">
            <text:p>44</text:p>
          </table:table-cell>
          <table:table-cell office:value-type="string">
            <text:p>Duration to</text:p>
          </table:table-cell>
          <table:table-cell office:value-type="string">
            <text:p>Workout form should be open. </text:p>
          </table:table-cell>
          <table:table-cell office:value-type="string">
            <text:p>Date options</text:p>
          </table:table-cell>
          <table:table-cell office:value-type="string">
            <text:p>1.Open the Workout Form <text:s text:c="2"/>2.Click on the field</text:p>
          </table:table-cell>
          <table:table-cell table:style-name="ce6" office:value-type="string">
            <text:p>Date options</text:p>
          </table:table-cell>
          <table:table-cell office:value-type="string">
            <text:p>Yes, Date options are availabl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Batch time</text:p>
          </table:table-cell>
          <table:table-cell office:value-type="string">
            <text:p>Workout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<text:span text:style-name="T1">Workout</text:span>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Yes, data is accepted correctly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6">
            <text:p>46</text:p>
          </table:table-cell>
          <table:table-cell office:value-type="string">
            <text:p>Save Button</text:p>
          </table:table-cell>
          <table:table-cell office:value-type="string">
            <text:p>Workout form should be open. </text:p>
          </table:table-cell>
          <table:table-cell office:value-type="string">
            <text:p>Save Button</text:p>
          </table:table-cell>
          <table:table-cell office:value-type="string">
            <text:p>1.Open the Employee Form <text:s text:c="2"/>2.Click on Save</text:p>
          </table:table-cell>
          <table:table-cell table:style-name="ce23" office:value-type="string">
            <text:p>Error messages should be displayed for empty fields</text:p>
          </table:table-cell>
          <table:table-cell table:style-name="ce23" office:value-type="string">
            <text:p>Wrong error messages are displayed for empty field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7">
            <text:p>47</text:p>
          </table:table-cell>
          <table:table-cell office:value-type="string">
            <text:p>Waiting form</text:p>
          </table:table-cell>
          <table:table-cell office:value-type="string">
            <text:p>Waiting form should be open. </text:p>
          </table:table-cell>
          <table:table-cell office:value-type="string">
            <text:p>Name,fields &amp; buttons</text:p>
          </table:table-cell>
          <table:table-cell office:value-type="string">
            <text:p>1.Open the Waiting Form <text:s text:c="2"/>2.Observe Name,fields &amp; buttons</text:p>
          </table:table-cell>
          <table:table-cell table:style-name="ce6" office:value-type="string">
            <text:p>Correctly spelled in correct order</text:p>
          </table:table-cell>
          <table:table-cell table:style-name="ce7" office:value-type="string">
            <text:p>Yes, Correctly spelled in correct order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48">
            <text:p>48</text:p>
          </table:table-cell>
          <table:table-cell office:value-type="string">
            <text:p>Inquiry date</text:p>
          </table:table-cell>
          <table:table-cell office:value-type="string">
            <text:p>Waiting form should be open. </text:p>
          </table:table-cell>
          <table:table-cell office:value-type="string">
            <text:p>Date options</text:p>
          </table:table-cell>
          <table:table-cell office:value-type="string">
            <text:p>1.Open the Waiting Form <text:s text:c="2"/>2.Click on the field</text:p>
          </table:table-cell>
          <table:table-cell table:style-name="ce6" office:value-type="string">
            <text:p>Date options</text:p>
          </table:table-cell>
          <table:table-cell office:value-type="string">
            <text:p>Yes, Date options are availabl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49">
            <text:p>49</text:p>
          </table:table-cell>
          <table:table-cell office:value-type="string">
            <text:p>Person name</text:p>
          </table:table-cell>
          <table:table-cell office:value-type="string">
            <text:p>Waiting form should be open. </text:p>
          </table:table-cell>
          <table:table-cell office:value-type="string">
            <text:p>Characters</text:p>
          </table:table-cell>
          <table:table-cell office:value-type="string">
            <text:p>1.Open the Waiting Form <text:s text:c="2"/>2.Enter characters in the field</text:p>
          </table:table-cell>
          <table:table-cell office:value-type="string">
            <text:p>Field should accept capital characters. Field should accept spaces.</text:p>
          </table:table-cell>
          <table:table-cell office:value-type="string">
            <text:p>Does not accept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50">
            <text:p>50</text:p>
          </table:table-cell>
          <table:table-cell office:value-type="string">
            <text:p>Amount paid</text:p>
          </table:table-cell>
          <table:table-cell office:value-type="string">
            <text:p>Waiting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<text:span text:style-name="T1">Waiting</text:span> Form <text:s text:c="2"/>2.Enter characters,integers in the field</text:p>
          </table:table-cell>
          <table:table-cell office:value-type="string">
            <text:p>Field should accept integers only</text:p>
          </table:table-cell>
          <table:table-cell office:value-type="string">
            <text:p>It accepts characters also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51">
            <text:p>51</text:p>
          </table:table-cell>
          <table:table-cell office:value-type="string">
            <text:p>Joining date</text:p>
          </table:table-cell>
          <table:table-cell office:value-type="string">
            <text:p>Waiting form should be open. </text:p>
          </table:table-cell>
          <table:table-cell office:value-type="string">
            <text:p>Date options</text:p>
          </table:table-cell>
          <table:table-cell office:value-type="string">
            <text:p>1.Open the Waiting Form <text:s text:c="2"/>2.Click on the field</text:p>
          </table:table-cell>
          <table:table-cell table:style-name="ce6" office:value-type="string">
            <text:p>Date options</text:p>
          </table:table-cell>
          <table:table-cell office:value-type="string">
            <text:p>Yes, Date options are available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52">
            <text:p>52</text:p>
          </table:table-cell>
          <table:table-cell office:value-type="string">
            <text:p>Mobile no</text:p>
          </table:table-cell>
          <table:table-cell office:value-type="string">
            <text:p>Waiting form should be open. </text:p>
          </table:table-cell>
          <table:table-cell office:value-type="string">
            <text:p>Integers</text:p>
          </table:table-cell>
          <table:table-cell office:value-type="string">
            <text:p>1.Open the Waiting Form <text:s text:c="2"/>2.Enter integers in the field</text:p>
          </table:table-cell>
          <table:table-cell office:value-type="string">
            <text:p>Field should accept only 10 integers. <text:s/></text:p>
          </table:table-cell>
          <table:table-cell office:value-type="string">
            <text:p>It accepts more than 10 integer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9">
          <table:table-cell office:value-type="float" office:value="53">
            <text:p>53</text:p>
          </table:table-cell>
          <table:table-cell office:value-type="string">
            <text:p>Address </text:p>
          </table:table-cell>
          <table:table-cell office:value-type="string">
            <text:p>Waiting form should be open. </text:p>
          </table:table-cell>
          <table:table-cell office:value-type="string">
            <text:p>Characters,Integers</text:p>
          </table:table-cell>
          <table:table-cell office:value-type="string">
            <text:p>1.Open the Waiting Form <text:s text:c="2"/>2.Enter characters,integers in the field</text:p>
          </table:table-cell>
          <table:table-cell office:value-type="string">
            <text:p>Field should accept capital characters &amp; integers. Field should accept spaces.</text:p>
          </table:table-cell>
          <table:table-cell office:value-type="string">
            <text:p>Yes, data is accepted correctly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54">
            <text:p>54</text:p>
          </table:table-cell>
          <table:table-cell office:value-type="string">
            <text:p>Waiting no</text:p>
          </table:table-cell>
          <table:table-cell office:value-type="string">
            <text:p>Waiting form should be open. </text:p>
          </table:table-cell>
          <table:table-cell office:value-type="string">
            <text:p>Integers</text:p>
          </table:table-cell>
          <table:table-cell office:value-type="string">
            <text:p>1.Open the Waiting Form <text:s text:c="2"/>2.Enter integers in the field</text:p>
          </table:table-cell>
          <table:table-cell office:value-type="string">
            <text:p>Field should accept only integers <text:s/></text:p>
          </table:table-cell>
          <table:table-cell office:value-type="string">
            <text:p>It accepts integers only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55">
            <text:p>55</text:p>
          </table:table-cell>
          <table:table-cell office:value-type="string">
            <text:p>Status </text:p>
          </table:table-cell>
          <table:table-cell office:value-type="string">
            <text:p>Waiting form should be open. </text:p>
          </table:table-cell>
          <table:table-cell office:value-type="string">
            <text:p>Dropdown menu</text:p>
          </table:table-cell>
          <table:table-cell office:value-type="string">
            <text:p>1.Open the Waiting Form <text:s text:c="2"/>2.Click on the field</text:p>
          </table:table-cell>
          <table:table-cell table:style-name="ce6" office:value-type="string">
            <text:p>Correct options </text:p>
          </table:table-cell>
          <table:table-cell office:value-type="string">
            <text:p>Correct options </text:p>
          </table:table-cell>
          <table:table-cell office:value-type="string">
            <text:p>Pass</text:p>
          </table:table-cell>
          <table:table-cell office:value-type="string">
            <text:p>19/08/14</text:p>
          </table:table-cell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Save Button</text:p>
          </table:table-cell>
          <table:table-cell office:value-type="string">
            <text:p>Waiting form should be open. </text:p>
          </table:table-cell>
          <table:table-cell office:value-type="string">
            <text:p>Save Button</text:p>
          </table:table-cell>
          <table:table-cell office:value-type="string">
            <text:p>1.Open the Waiting Form <text:s text:c="2"/>2.Click on Save</text:p>
          </table:table-cell>
          <table:table-cell table:style-name="ce23" office:value-type="string">
            <text:p>Error messages should be displayed for empty fields</text:p>
          </table:table-cell>
          <table:table-cell table:style-name="ce23" office:value-type="string">
            <text:p>Wrong error messages are displayed for empty fields</text:p>
          </table:table-cell>
          <table:table-cell office:value-type="string">
            <text:p>Fail</text:p>
          </table:table-cell>
          <table:table-cell office:value-type="string">
            <text:p>19/08/14</text:p>
          </table:table-cell>
        </table:table-row>
        <table:table-row table:style-name="ro10">
          <table:table-cell office:value-type="float" office:value="57">
            <text:p>57</text:p>
          </table:table-cell>
          <table:table-cell table:style-name="Default" table:number-columns-repeated="2"/>
          <table:table-cell/>
          <table:table-cell table:style-name="ce6" table:number-columns-repeated="2"/>
          <table:table-cell/>
          <table:table-cell table:style-name="ce6"/>
          <table:table-cell table:style-name="Default"/>
        </table:table-row>
        <table:table-row table:style-name="ro10">
          <table:table-cell office:value-type="float" office:value="58">
            <text:p>58</text:p>
          </table:table-cell>
          <table:table-cell table:style-name="Default" table:number-columns-repeated="8"/>
        </table:table-row>
        <table:table-row table:style-name="ro10">
          <table:table-cell office:value-type="float" office:value="59">
            <text:p>59</text:p>
          </table:table-cell>
          <table:table-cell table:style-name="Default" table:number-columns-repeated="8"/>
        </table:table-row>
        <table:table-row table:style-name="ro10">
          <table:table-cell office:value-type="float" office:value="60">
            <text:p>60</text:p>
          </table:table-cell>
          <table:table-cell table:style-name="Default" table:number-columns-repeated="8"/>
        </table:table-row>
        <table:table-row table:style-name="ro10">
          <table:table-cell office:value-type="float" office:value="61">
            <text:p>61</text:p>
          </table:table-cell>
          <table:table-cell table:style-name="Default" table:number-columns-repeated="8"/>
        </table:table-row>
        <table:table-row table:style-name="ro10">
          <table:table-cell office:value-type="float" office:value="62">
            <text:p>62</text:p>
          </table:table-cell>
          <table:table-cell table:style-name="Default" table:number-columns-repeated="8"/>
        </table:table-row>
        <table:table-row table:style-name="ro10">
          <table:table-cell office:value-type="float" office:value="63">
            <text:p>63</text:p>
          </table:table-cell>
          <table:table-cell table:style-name="Default" table:number-columns-repeated="8"/>
        </table:table-row>
        <table:table-row table:style-name="ro10">
          <table:table-cell office:value-type="float" office:value="64">
            <text:p>64</text:p>
          </table:table-cell>
          <table:table-cell table:style-name="Default" table:number-columns-repeated="8"/>
        </table:table-row>
        <table:table-row table:style-name="ro10">
          <table:table-cell office:value-type="float" office:value="65">
            <text:p>65</text:p>
          </table:table-cell>
          <table:table-cell table:style-name="Default" table:number-columns-repeated="8"/>
        </table:table-row>
        <table:table-row table:style-name="ro10">
          <table:table-cell office:value-type="float" office:value="66">
            <text:p>66</text:p>
          </table:table-cell>
          <table:table-cell table:style-name="Default" table:number-columns-repeated="8"/>
        </table:table-row>
      </table:table>
      <table:database-ranges>
        <table:database-range table:target-range-address="Database.A1:Database.I6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8/19/2014</text:date>, <text:time>18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3:09:58.95</meta:creation-date>
    <dc:date>2014-08-19T18:56:36.16</dc:date>
    <meta:editing-duration>PT15H5M52S</meta:editing-duration>
    <meta:editing-cycles>28</meta:editing-cycles>
    <meta:generator>OpenOffice.org/3.4.1$Win32 OpenOffice.org_project/341m1$Build-9593</meta:generator>
    <meta:document-statistic meta:table-count="4" meta:cell-count="1810" meta:object-count="0"/>
  </office:meta>
</office:document-meta>
</file>